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076cm" draw:marker-end-width="0.0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Fine_20_Dashed_20__28_var_29_" svg:stroke-width="0.051cm" draw:marker-start-width="0.076cm" draw:marker-end-width="0.0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_20__28_var_29_" svg:stroke-width="0.051cm" draw:marker-start-width="0.076cm" draw:marker-end="Arrow" draw:marker-end-width="0.6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508cm" draw:marker-end="Short_20_line_20_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076cm" draw:marker-end-width="0.076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2cm" svg:x="4.265cm" svg:y="11.6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cm" svg:x="7.465cm" svg:y="2.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2.6cm" svg:x="7.465cm" svg:y="4.9cm">
          <text:p text:style-name="P2"><text:span text:style-name="T1">Contract</text:span></text:p>
          <text:p text:style-name="P2"><text:span text:style-name="T1">+</text:span></text:p>
          <text:p text:style-name="P2"><text:span text:style-name="T1">Behaviou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cm" svg:x="9.865cm" svg:y="11.6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cm" svg:x="15.465cm" svg:y="11.6cm">
          <text:p text:style-name="P1">C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65cm" svg:y1="10cm" svg:x2="23.465cm" svg:y2="10cm">
          <text:p/>
        </draw:line>
        <draw:line draw:style-name="gr2" draw:text-style-name="P1" draw:layer="layout" svg:x1="5.965cm" svg:y1="11.5cm" svg:x2="5.965cm" svg:y2="10cm">
          <text:p/>
        </draw:line>
        <draw:line draw:style-name="gr2" draw:text-style-name="P1" draw:layer="layout" svg:x1="11.765cm" svg:y1="11.5cm" svg:x2="11.765cm" svg:y2="10cm">
          <text:p/>
        </draw:line>
        <draw:line draw:style-name="gr2" draw:text-style-name="P1" draw:layer="layout" svg:x1="17.365cm" svg:y1="11.5cm" svg:x2="17.365cm" svg:y2="10cm">
          <text:p/>
        </draw:line>
        <draw:line draw:style-name="gr2" draw:text-style-name="P1" draw:layer="layout" svg:x1="23.465cm" svg:y1="11.5cm" svg:x2="23.465cm" svg:y2="10cm">
          <text:p/>
        </draw:line>
        <draw:line draw:style-name="gr3" draw:text-style-name="P1" draw:layer="layout" svg:x1="9.965cm" svg:y1="10cm" svg:x2="9.965cm" svg:y2="7.5cm">
          <text:p/>
        </draw:line>
        <draw:custom-shape draw:style-name="gr1" draw:text-style-name="P1" draw:layer="layout" svg:width="4.2cm" svg:height="2cm" svg:x="14.765cm" svg:y="3cm">
          <text:p text:style-name="P1">D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65cm" svg:y1="4.3cm" svg:x2="11.665cm" svg:y2="4.3cm">
          <text:p/>
        </draw:line>
        <draw:frame draw:style-name="gr5" draw:layer="layout" svg:width="1.035cm" svg:height="0.962cm" svg:x="22.965cm" svg:y="12cm">
          <draw:text-box>
            <text:p>...</text:p>
          </draw:text-box>
        </draw:frame>
        <draw:custom-shape draw:style-name="gr1" draw:text-style-name="P1" draw:layer="layout" svg:width="3.9cm" svg:height="2cm" svg:x="6.065cm" svg:y="17.7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cm" svg:x="11.665cm" svg:y="17.7cm">
          <text:p text:style-name="P1">C5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765cm" svg:y1="17.6cm" svg:x2="7.765cm" svg:y2="16.1cm">
          <text:p/>
        </draw:line>
        <draw:line draw:style-name="gr2" draw:text-style-name="P1" draw:layer="layout" svg:x1="13.565cm" svg:y1="17.6cm" svg:x2="13.565cm" svg:y2="16.1cm">
          <text:p/>
        </draw:line>
        <draw:line draw:style-name="gr3" draw:text-style-name="P1" draw:layer="layout" svg:x1="11.765cm" svg:y1="16.1cm" svg:x2="11.765cm" svg:y2="13.6cm">
          <text:p/>
        </draw:line>
        <draw:line draw:style-name="gr2" draw:text-style-name="P1" draw:layer="layout" svg:x1="7.765cm" svg:y1="16.1cm" svg:x2="13.5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6M11S</meta:editing-duration>
    <meta:editing-cycles>17</meta:editing-cycles>
    <meta:generator>LibreOffice/3.6$Linux_X86_64 LibreOffice_project/360m1$Build-2</meta:generator>
    <dc:date>2013-08-08T11:54:09</dc:date>
    <meta:document-statistic meta:object-count="20"/>
  </office:meta>
</office:document-meta>
</file>